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49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1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129032258064516">
            <text:p>13%</text:p>
          </table:table-cell>
          <table:table-cell table:style-name="ce7" table:formula="of:=COUNTIF([.C4:.C33];&quot;x&quot;)/[.D3]" office:value-type="percentage" office:value="0.666666666666667">
            <text:p>67%</text:p>
          </table:table-cell>
          <table:table-cell table:style-name="ce16" table:formula="of:=COUNTA([.D4:.D33])" office:value-type="float" office:value="12">
            <text:p>12</text:p>
          </table:table-cell>
          <table:table-cell table:style-name="ce7" table:formula="of:=COUNTIF([.E4:.E33];&quot;x&quot;)/[.F3]" office:value-type="percentage" office:value="0">
            <text:p>0%</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Sending data with a POST Request</text:p>
          </table:table-cell>
          <table:table-cell table:style-name="ce6" office:value-type="string">
            <text:p>.</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From XHR to Fetch</text:p>
          </table:table-cell>
          <table:table-cell table:style-name="ce6" office:value-type="string">
            <text:p>.</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782258064516129">
            <text:p>78%</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129032258064516">
            <text:p>13%</text:p>
          </table:table-cell>
          <table:table-cell table:style-name="ce12"/>
          <table:table-cell table:style-name="ce7" table:formula="of:=['u-1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12"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782258064516129">
            <text:p>78%</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11'.B3]" office:value-type="percentage" office:value="0.129032258064516">
            <text:p>13%</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8/28/2018</text:date>, <text:time>19:2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8-28T19:20:18.87</dc:date>
    <dc:creator>Keith D Commiskey</dc:creator>
    <meta:editing-duration>P10DT21H46M34S</meta:editing-duration>
    <meta:editing-cycles>259</meta:editing-cycles>
    <meta:generator>OpenOffice/4.1.5$Win32 OpenOffice.org_project/415m1$Build-9789</meta:generator>
    <meta:document-statistic meta:table-count="17" meta:cell-count="6397" meta:object-count="0"/>
  </office:meta>
</office:document-meta>
</file>